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5.7in"/>
    </style:style>
    <style:style style:name="Table2" style:family="table">
      <style:table-properties style:width="5.7in" fo:margin-left="0.45in" table:align="left"/>
    </style:style>
    <style:style style:name="TableRow4" style:family="table-row">
      <style:table-row-properties style:min-row-height="0.159in"/>
    </style:style>
    <style:style style:name="TableCell5" style:family="table-cell">
      <style:table-cell-properties fo:border="none" fo:padding-top="0in" fo:padding-left="0.075in" fo:padding-bottom="0in" fo:padding-right="0.075in"/>
    </style:style>
    <style:style style:name="P6" style:parent-style-name="Normal" style:family="paragraph">
      <style:paragraph-properties fo:margin-bottom="0in" fo:line-height="100%"/>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Normal" style:family="paragraph">
      <style:paragraph-properties fo:margin-bottom="0in" fo:line-height="100%"/>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style="italic" style:font-style-asian="italic"/>
    </style:style>
    <style:style style:name="T21" style:parent-style-name="DefaultParagraphFont" style:family="text">
      <style:text-properties fo:font-weight="bold" style:font-weight-asian="bold"/>
    </style:style>
    <style:style style:name="T22" style:parent-style-name="DefaultParagraphFont" style:family="text">
      <style:text-properties fo:font-style="italic" style:font-style-asian="italic"/>
    </style:style>
    <style:style style:name="P23" style:parent-style-name="Normal" style:family="paragraph">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P26" style:parent-style-name="ListParagraph" style:family="paragraph"/>
    <style:style style:name="P27" style:parent-style-name="ListParagraph" style:family="paragraph"/>
    <style:style style:name="T28" style:parent-style-name="DefaultParagraphFont" style:family="text">
      <style:text-properties fo:font-weight="bold" style:font-weight-asian="bold"/>
    </style:style>
    <style:style style:name="P29" style:parent-style-name="ListParagraph" style:family="paragraph"/>
    <style:style style:name="P30" style:parent-style-name="ListParagraph" style:family="paragraph"/>
    <style:style style:name="T31" style:parent-style-name="DefaultParagraphFont" style:family="text">
      <style:text-properties fo:font-weight="bold" style:font-weight-asian="bold"/>
    </style:style>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ableColumn42" style:family="table-column">
      <style:table-column-properties style:column-width="6.575in"/>
    </style:style>
    <style:style style:name="Table41" style:family="table">
      <style:table-properties style:width="6.575in" fo:margin-left="0.075in" table:align="left"/>
    </style:style>
    <style:style style:name="TableRow43" style:family="table-row">
      <style:table-row-properties/>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bottom="0in" fo:line-height="100%"/>
    </style:style>
    <style:style style:name="T46" style:parent-style-name="DefaultParagraphFont" style:family="text">
      <style:text-properties fo:color="#1F497D"/>
    </style:style>
    <style:style style:name="T47" style:parent-style-name="DefaultParagraphFont" style:family="text">
      <style:text-properties fo:color="#00B050"/>
    </style:style>
    <style:style style:name="P48" style:parent-style-name="Normal" style:family="paragraph">
      <style:paragraph-properties fo:margin-bottom="0in" fo:line-height="100%"/>
    </style:style>
    <style:style style:name="T49" style:parent-style-name="DefaultParagraphFont" style:family="text">
      <style:text-properties fo:color="#00B050"/>
    </style:style>
    <style:style style:name="P50" style:parent-style-name="Normal" style:family="paragraph">
      <style:paragraph-properties fo:margin-bottom="0in" fo:line-height="100%"/>
    </style:style>
    <style:style style:name="T51" style:parent-style-name="DefaultParagraphFont" style:family="text">
      <style:text-properties fo:color="#1F497D"/>
    </style:style>
    <style:style style:name="T52" style:parent-style-name="DefaultParagraphFont" style:family="text">
      <style:text-properties fo:color="#1F497D"/>
    </style:style>
    <style:style style:name="P53" style:parent-style-name="Normal" style:family="paragraph">
      <style:paragraph-properties fo:margin-bottom="0in" fo:line-height="100%"/>
    </style:style>
    <style:style style:name="T54" style:parent-style-name="DefaultParagraphFont" style:family="text">
      <style:text-properties fo:color="#1F497D"/>
    </style:style>
    <style:style style:name="T55" style:parent-style-name="DefaultParagraphFont" style:family="text">
      <style:text-properties fo:color="#00B050"/>
    </style:style>
    <style:style style:name="T56" style:parent-style-name="DefaultParagraphFont" style:family="text">
      <style:text-properties fo:color="#4F81BD"/>
    </style:style>
    <style:style style:name="P57" style:parent-style-name="Normal" style:family="paragraph">
      <style:paragraph-properties fo:margin-bottom="0in" fo:line-height="100%"/>
    </style:style>
    <style:style style:name="TableColumn59" style:family="table-column">
      <style:table-column-properties style:column-width="6.575in"/>
    </style:style>
    <style:style style:name="Table58" style:family="table">
      <style:table-properties style:width="6.575in" fo:margin-left="0.075in" table:align="left"/>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63" style:parent-style-name="DefaultParagraphFont" style:family="text">
      <style:text-properties fo:color="#1F497D"/>
    </style:style>
    <style:style style:name="T64" style:parent-style-name="DefaultParagraphFont" style:family="text">
      <style:text-properties fo:color="#00B050"/>
    </style:style>
    <style:style style:name="T65" style:parent-style-name="DefaultParagraphFont" style:family="text">
      <style:text-properties fo:color="#1F497D"/>
    </style:style>
    <style:style style:name="T66" style:parent-style-name="DefaultParagraphFont" style:family="text">
      <style:text-properties fo:color="#00B050"/>
    </style:style>
    <style:style style:name="P67" style:parent-style-name="Normal" style:family="paragraph">
      <style:paragraph-properties fo:margin-bottom="0in" fo:line-height="100%"/>
    </style:style>
    <style:style style:name="T68" style:parent-style-name="DefaultParagraphFont" style:family="text">
      <style:text-properties fo:color="#1F497D"/>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71" style:parent-style-name="DefaultParagraphFont" style:family="text">
      <style:text-properties fo:color="#1F497D"/>
    </style:style>
    <style:style style:name="T72" style:parent-style-name="DefaultParagraphFont" style:family="text">
      <style:text-properties fo:color="#1F497D"/>
    </style:style>
    <style:style style:name="T73" style:parent-style-name="DefaultParagraphFont" style:family="text">
      <style:text-properties fo:color="#1F497D"/>
    </style:style>
    <style:style style:name="T74" style:parent-style-name="DefaultParagraphFont" style:family="text">
      <style:text-properties fo:color="#1F497D"/>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T77" style:parent-style-name="DefaultParagraphFont" style:family="text">
      <style:text-properties fo:color="#1F497D"/>
    </style:style>
    <style:style style:name="T78" style:parent-style-name="DefaultParagraphFont" style:family="text">
      <style:text-properties fo:color="#00B050"/>
    </style:style>
    <style:style style:name="T79" style:parent-style-name="DefaultParagraphFont" style:family="text">
      <style:text-properties fo:color="#1F497D"/>
    </style:style>
    <style:style style:name="P80" style:parent-style-name="Normal" style:family="paragraph">
      <style:paragraph-properties fo:margin-bottom="0in" fo:line-height="100%"/>
    </style:style>
    <style:style style:name="T81" style:parent-style-name="DefaultParagraphFont" style:family="text">
      <style:text-properties fo:color="#1F497D"/>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T89" style:parent-style-name="DefaultParagraphFont" style:family="text">
      <style:text-properties fo:color="#4F81BD"/>
    </style:style>
    <style:style style:name="T90" style:parent-style-name="DefaultParagraphFont" style:family="text">
      <style:text-properties fo:color="#00B050"/>
    </style:style>
    <style:style style:name="T91" style:parent-style-name="DefaultParagraphFont" style:family="text">
      <style:text-properties fo:color="#4F81BD"/>
    </style:style>
    <style:style style:name="T92" style:parent-style-name="DefaultParagraphFont" style:family="text">
      <style:text-properties fo:color="#00B050"/>
    </style:style>
    <style:style style:name="T93" style:parent-style-name="DefaultParagraphFont" style:family="text">
      <style:text-properties fo:color="#00B050"/>
    </style:style>
    <style:style style:name="P94" style:parent-style-name="Normal" style:family="paragraph">
      <style:paragraph-properties fo:margin-bottom="0in" fo:line-height="100%"/>
    </style:style>
    <style:style style:name="T95" style:parent-style-name="DefaultParagraphFont" style:family="text">
      <style:text-properties fo:color="#4F81BD"/>
    </style:style>
    <style:style style:name="T96" style:parent-style-name="DefaultParagraphFont" style:family="text">
      <style:text-properties fo:color="#0070C0"/>
    </style:style>
    <style:style style:name="P97" style:parent-style-name="Normal" style:family="paragraph">
      <style:paragraph-properties fo:margin-bottom="0in" fo:line-height="100%"/>
    </style:style>
    <style:style style:name="P98" style:parent-style-name="Normal" style:family="paragraph">
      <style:paragraph-properties fo:break-before="page"/>
    </style:style>
    <style:style style:name="TableColumn100" style:family="table-column">
      <style:table-column-properties style:column-width="6.575in"/>
    </style:style>
    <style:style style:name="Table99" style:family="table">
      <style:table-properties style:width="6.575in" fo:margin-left="0.075in" table:align="left"/>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style>
    <style:style style:name="T104" style:parent-style-name="DefaultParagraphFont" style:family="text">
      <style:text-properties fo:color="#1F497D"/>
    </style:style>
    <style:style style:name="T105" style:parent-style-name="DefaultParagraphFont" style:family="text">
      <style:text-properties fo:color="#00B050"/>
    </style:style>
    <style:style style:name="T106" style:parent-style-name="DefaultParagraphFont" style:family="text">
      <style:text-properties fo:color="#0070C0"/>
    </style:style>
    <style:style style:name="T107" style:parent-style-name="DefaultParagraphFont" style:family="text">
      <style:text-properties fo:color="#0070C0"/>
    </style:style>
    <style:style style:name="T108" style:parent-style-name="DefaultParagraphFont" style:family="text">
      <style:text-properties fo:color="#00B050"/>
    </style:style>
    <style:style style:name="T109" style:parent-style-name="DefaultParagraphFont" style:family="text">
      <style:text-properties fo:color="#1F497D"/>
    </style:style>
    <style:style style:name="T110" style:parent-style-name="DefaultParagraphFont" style:family="text">
      <style:text-properties fo:color="#00B050"/>
    </style:style>
    <style:style style:name="T111" style:parent-style-name="DefaultParagraphFont" style:family="text">
      <style:text-properties fo:color="#00B050"/>
    </style:style>
    <style:style style:name="P112" style:parent-style-name="Normal" style:family="paragraph">
      <style:paragraph-properties fo:margin-bottom="0in" fo:line-height="100%"/>
    </style:style>
    <style:style style:name="T113" style:parent-style-name="DefaultParagraphFont" style:family="text">
      <style:text-properties fo:color="#1F497D"/>
    </style:style>
    <style:style style:name="T114" style:parent-style-name="DefaultParagraphFont" style:family="text">
      <style:text-properties fo:color="#00B050"/>
    </style:style>
    <style:style style:name="P115" style:parent-style-name="Normal" style:family="paragraph">
      <style:paragraph-properties fo:margin-bottom="0in" fo:line-height="100%"/>
    </style:style>
    <style:style style:name="T116" style:parent-style-name="DefaultParagraphFont" style:family="text">
      <style:text-properties fo:color="#1F497D"/>
    </style:style>
    <style:style style:name="P117" style:parent-style-name="Normal" style:family="paragraph">
      <style:paragraph-properties fo:margin-bottom="0in" fo:line-height="100%"/>
    </style:style>
    <style:style style:name="T118" style:parent-style-name="DefaultParagraphFont" style:family="text">
      <style:text-properties fo:color="#1F497D"/>
    </style:style>
    <style:style style:name="T119" style:parent-style-name="DefaultParagraphFont" style:family="text">
      <style:text-properties fo:color="#00B050"/>
    </style:style>
    <style:style style:name="P120" style:parent-style-name="Normal" style:family="paragraph">
      <style:paragraph-properties fo:margin-bottom="0in" fo:line-height="100%"/>
    </style:style>
    <style:style style:name="T121" style:parent-style-name="DefaultParagraphFont" style:family="text">
      <style:text-properties fo:color="#1F497D"/>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T124" style:parent-style-name="DefaultParagraphFont" style:family="text">
      <style:text-properties fo:color="#1F497D"/>
    </style:style>
    <style:style style:name="T125" style:parent-style-name="DefaultParagraphFont" style:family="text">
      <style:text-properties fo:color="#00B050"/>
    </style:style>
    <style:style style:name="P126" style:parent-style-name="Normal" style:family="paragraph">
      <style:paragraph-properties fo:margin-bottom="0in" fo:line-height="100%"/>
    </style:style>
    <style:style style:name="T127" style:parent-style-name="DefaultParagraphFont" style:family="text">
      <style:text-properties fo:color="#1F497D"/>
    </style:style>
    <style:style style:name="T128" style:parent-style-name="DefaultParagraphFont" style:family="text">
      <style:text-properties fo:color="#0070C0"/>
    </style:style>
    <style:style style:name="T129" style:parent-style-name="DefaultParagraphFont" style:family="text">
      <style:text-properties fo:color="#0070C0"/>
    </style:style>
    <style:style style:name="P130" style:parent-style-name="Normal" style:family="paragraph">
      <style:paragraph-properties fo:margin-bottom="0in" fo:line-height="100%"/>
    </style:style>
    <style:style style:name="T131" style:parent-style-name="DefaultParagraphFont" style:family="text">
      <style:text-properties fo:color="#1F497D"/>
    </style:style>
    <style:style style:name="T132" style:parent-style-name="DefaultParagraphFont" style:family="text">
      <style:text-properties fo:color="#00B050"/>
    </style:style>
    <style:style style:name="T133" style:parent-style-name="DefaultParagraphFont" style:family="text">
      <style:text-properties fo:color="#0070C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T136" style:parent-style-name="DefaultParagraphFont" style:family="text">
      <style:text-properties fo:color="#1F497D"/>
    </style:style>
    <style:style style:name="T137" style:parent-style-name="DefaultParagraphFont" style:family="text">
      <style:text-properties fo:color="#0070C0"/>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T140" style:parent-style-name="DefaultParagraphFont" style:family="text">
      <style:text-properties fo:color="#1F497D"/>
    </style:style>
    <style:style style:name="T141" style:parent-style-name="DefaultParagraphFont" style:family="text">
      <style:text-properties fo:color="#0070C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T144" style:parent-style-name="DefaultParagraphFont" style:family="text">
      <style:text-properties fo:color="#FFFFFF"/>
    </style:style>
    <style:style style:name="T145" style:parent-style-name="DefaultParagraphFont" style:family="text">
      <style:text-properties fo:color="#92D050"/>
    </style:style>
    <style:style style:name="P146" style:parent-style-name="Normal" style:family="paragraph">
      <style:paragraph-properties fo:margin-bottom="0in" fo:line-height="100%"/>
      <style:text-properties fo:color="#92D050"/>
    </style:style>
    <style:style style:name="P147" style:parent-style-name="Normal" style:family="paragraph">
      <style:paragraph-properties fo:margin-bottom="0in" fo:line-height="100%"/>
    </style:style>
    <style:style style:name="T148" style:parent-style-name="DefaultParagraphFont" style:family="text">
      <style:text-properties fo:color="#FFFFFF"/>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Heading3" style:family="paragraph">
      <style:text-properties style:font-name="Calibri" style:font-name-asian="Calibri" style:font-name-complex="Times New Roman" fo:font-weight="normal" style:font-weight-asian="normal" style:font-weight-complex="normal" style:use-window-font-color="true"/>
    </style:style>
    <style:style style:name="TableColumn153" style:family="table-column">
      <style:table-column-properties style:column-width="6.575in"/>
    </style:style>
    <style:style style:name="Table152" style:family="table">
      <style:table-properties style:width="6.575in" fo:margin-left="0.075in" table:align="left"/>
    </style:style>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bottom="0in" fo:line-height="100%"/>
    </style:style>
    <style:style style:name="T157" style:parent-style-name="DefaultParagraphFont" style:family="text">
      <style:text-properties fo:color="#1F497D"/>
    </style:style>
    <style:style style:name="T158" style:parent-style-name="DefaultParagraphFont" style:family="text">
      <style:text-properties fo:color="#00B050"/>
    </style:style>
    <style:style style:name="T159" style:parent-style-name="DefaultParagraphFont" style:family="text">
      <style:text-properties fo:color="#1F497D"/>
    </style:style>
    <style:style style:name="T160" style:parent-style-name="DefaultParagraphFont" style:family="text">
      <style:text-properties fo:color="#00B050"/>
    </style:style>
    <style:style style:name="P161" style:parent-style-name="Normal" style:family="paragraph">
      <style:paragraph-properties fo:margin-bottom="0in" fo:line-height="100%"/>
    </style:style>
    <style:style style:name="T162" style:parent-style-name="DefaultParagraphFont" style:family="text">
      <style:text-properties fo:color="#1F497D"/>
    </style:style>
    <style:style style:name="T163" style:parent-style-name="DefaultParagraphFont" style:family="text">
      <style:text-properties fo:color="#00B050"/>
    </style:style>
    <style:style style:name="T164" style:parent-style-name="DefaultParagraphFont" style:family="text">
      <style:text-properties fo:color="#002060"/>
    </style:style>
    <style:style style:name="P165" style:parent-style-name="Normal" style:family="paragraph">
      <style:paragraph-properties fo:margin-bottom="0in" fo:line-height="100%"/>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T168" style:parent-style-name="DefaultParagraphFont" style:family="text">
      <style:text-properties fo:color="#1F497D"/>
    </style:style>
    <style:style style:name="T169" style:parent-style-name="DefaultParagraphFont" style:family="text">
      <style:text-properties fo:color="#00B050"/>
    </style:style>
    <style:style style:name="T170" style:parent-style-name="DefaultParagraphFont" style:family="text">
      <style:text-properties fo:color="#1F497D"/>
    </style:style>
    <style:style style:name="T171" style:parent-style-name="DefaultParagraphFont" style:family="text">
      <style:text-properties fo:color="#00B050"/>
    </style:style>
    <style:style style:name="T172" style:parent-style-name="DefaultParagraphFont" style:family="text">
      <style:text-properties fo:color="#00B050"/>
    </style:style>
    <style:style style:name="P173" style:parent-style-name="Normal" style:family="paragraph">
      <style:paragraph-properties fo:margin-bottom="0in" fo:line-height="100%"/>
    </style:style>
    <style:style style:name="T174" style:parent-style-name="DefaultParagraphFont" style:family="text">
      <style:text-properties fo:color="#1F497D"/>
    </style:style>
    <style:style style:name="T175" style:parent-style-name="DefaultParagraphFont" style:family="text">
      <style:text-properties fo:color="#00B050"/>
    </style:style>
    <style:style style:name="P176" style:parent-style-name="Normal" style:family="paragraph">
      <style:paragraph-properties fo:margin-bottom="0in" fo:line-height="100%"/>
    </style:style>
    <style:style style:name="T177" style:parent-style-name="DefaultParagraphFont" style:family="text">
      <style:text-properties fo:color="#1F497D"/>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T180" style:parent-style-name="DefaultParagraphFont" style:family="text">
      <style:text-properties fo:color="#1F497D"/>
    </style:style>
    <style:style style:name="T181" style:parent-style-name="DefaultParagraphFont" style:family="text">
      <style:text-properties fo:color="#00B050"/>
    </style:style>
    <style:style style:name="P182" style:parent-style-name="Normal" style:family="paragraph">
      <style:paragraph-properties fo:margin-bottom="0in" fo:line-height="100%"/>
    </style:style>
    <style:style style:name="T183" style:parent-style-name="DefaultParagraphFont" style:family="text">
      <style:text-properties fo:color="#1F497D"/>
    </style:style>
    <style:style style:name="T184" style:parent-style-name="DefaultParagraphFont" style:family="text">
      <style:text-properties fo:color="#0070C0"/>
    </style:style>
    <style:style style:name="T185" style:parent-style-name="DefaultParagraphFont" style:family="text">
      <style:text-properties fo:color="#0070C0"/>
    </style:style>
    <style:style style:name="P186" style:parent-style-name="Normal" style:family="paragraph">
      <style:paragraph-properties fo:margin-bottom="0in" fo:line-height="100%"/>
    </style:style>
    <style:style style:name="T187" style:parent-style-name="DefaultParagraphFont" style:family="text">
      <style:text-properties fo:color="#1F497D"/>
    </style:style>
    <style:style style:name="T188" style:parent-style-name="DefaultParagraphFont" style:family="text">
      <style:text-properties fo:color="#00B050"/>
    </style:style>
    <style:style style:name="T189" style:parent-style-name="DefaultParagraphFont" style:family="text">
      <style:text-properties fo:color="#0070C0"/>
    </style:style>
    <style:style style:name="P190" style:parent-style-name="Normal" style:family="paragraph">
      <style:paragraph-properties fo:margin-bottom="0in" fo:line-height="100%"/>
    </style:style>
    <style:style style:name="P191" style:parent-style-name="Normal" style:family="paragraph">
      <style:paragraph-properties fo:margin-bottom="0in" fo:line-height="100%"/>
    </style:style>
    <style:style style:name="T192" style:parent-style-name="DefaultParagraphFont" style:family="text">
      <style:text-properties fo:color="#1F497D"/>
    </style:style>
    <style:style style:name="T193" style:parent-style-name="DefaultParagraphFont" style:family="text">
      <style:text-properties fo:color="#00B050"/>
    </style:style>
    <style:style style:name="T194" style:parent-style-name="DefaultParagraphFont" style:family="text">
      <style:text-properties fo:color="#1F497D"/>
    </style:style>
    <style:style style:name="T195" style:parent-style-name="DefaultParagraphFont" style:family="text">
      <style:text-properties fo:color="#00B050"/>
    </style:style>
    <style:style style:name="P196" style:parent-style-name="Normal" style:family="paragraph">
      <style:paragraph-properties fo:margin-bottom="0in" fo:line-height="100%"/>
    </style:style>
    <style:style style:name="T197" style:parent-style-name="DefaultParagraphFont" style:family="text">
      <style:text-properties fo:color="#00B050"/>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style>
  </office:automatic-styles>
  <office:body>
    <office:text text:use-soft-page-breaks="true">
      <text:p text:style-name="P1">Traits</text:p>
      <text:h text:style-name="Heading1" text:outline-level="1">Syntax</text:h>
      <table:table table:style-name="Table2">
        <table:table-columns>
          <table:table-column table:style-name="TableColumn3"/>
        </table:table-columns>
        <table:table-row table:style-name="TableRow4">
          <table:table-cell table:style-name="TableCell5">
            <text:p text:style-name="P6"><text:span text:style-name="T7">public<text:s/></text:span><text:span text:style-name="T8">internal</text:span><text:s/><text:span text:style-name="T9">pure<text:s/></text:span><text:span text:style-name="T10">trait</text:span><text:span text:style-name="T11"><text:s/></text:span><text:span text:style-name="T12">TraitName</text:span><text:s/>[<text:span text:style-name="T13">TypeParams</text:span>] { … }</text:p>
            <text:p text:style-name="P14"><text:span text:style-name="T15">public<text:s/></text:span><text:span text:style-name="T16">internal</text:span><text:s/><text:span text:style-name="T17">pure<text:s/></text:span><text:span text:style-name="T18">trait</text:span><text:span text:style-name="T19"><text:s/></text:span><text:span text:style-name="T20">TraitName</text:span><text:s/>[TypeParams]<text:s/><text:span text:style-name="T21">inherits</text:span><text:s/><text:span text:style-name="T22">TraitType</text:span><text:s/>{ … }</text:p>
          </table:table-cell>
        </table:table-row>
      </table:table>
      <text:p text:style-name="P23"/>
      <text:p text:style-name="Normal"><text:span text:style-name="T24">Note:</text:span><text:s/>The ‘<text:span text:style-name="T25">public’</text:span><text:s/>modifier for a trait is redundant, as the default access level for a trait is public. Traits cannot be declared as protected.</text:p>
      <text:h text:style-name="Heading1" text:outline-level="1">Description</text:h>
      <text:p text:style-name="Normal">A trait is a language construct used to:</text:p>
      <text:list text:style-name="LFO1" text:continue-numbering="true">
        <text:list-item>
          <text:p text:style-name="P26">Define a contract of behavior, which multiple<text:s/>classes can implement</text:p>
        </text:list-item>
        <text:list-item>
          <text:p text:style-name="P27">Provide a set of behaviors that multiple classes can utilize (composition)</text:p>
        </text:list-item>
      </text:list>
      <text:p text:style-name="Normal">They can be seen as<text:s/><text:span text:style-name="T28">interfaces</text:span>, which can also provide implementation, but cannot contain any state. As such, traits do not have constructors, cannot be instantiated, and cannot contain any variables.</text:p>
      <text:p text:style-name="Normal">Traits come in<text:s/>two<text:s/>different flavors:</text:p>
      <text:list text:style-name="LFO3" text:continue-numbering="true">
        <text:list-item>
          <text:p text:style-name="P29">Pure Traits – Behavioral contracts, identical to C# interfaces, cannot contain implementation</text:p>
        </text:list-item>
        <text:list-item>
          <text:p text:style-name="P30">Normal Traits – Behavioral contracts which can also contain implementation, and values</text:p>
        </text:list-item>
      </text:list>
      <text:p text:style-name="Normal"><text:span text:style-name="T31">Note:<text:s/></text:span>Normal traits are not CLS-compliant as per the EMCA-335 specification, CLS Rule 19.</text:p>
      <text:p text:style-name="Normal">Specifically, pure traits are implemented in Fireball identically to C# interfaces, and as such can only contain:</text:p>
      <text:list text:style-name="LFO4" text:continue-numbering="true">
        <text:list-item>
          <text:p text:style-name="P32">Abstract public methods</text:p>
        </text:list-item>
        <text:list-item>
          <text:p text:style-name="P33">Abstract public properties</text:p>
        </text:list-item>
        <text:list-item>
          <text:p text:style-name="P34">Abstract public events</text:p>
        </text:list-item>
      </text:list>
      <text:p text:style-name="Normal">Normal traits can contain all of the members allowed for in pure traits, and additionally can contain:</text:p>
      <text:list text:style-name="LFO2" text:continue-numbering="true">
        <text:list-item>
          <text:p text:style-name="P35">Public, protected, and private values</text:p>
        </text:list-item>
        <text:list-item>
          <text:p text:style-name="P36">Implemented<text:s/>public virtual methods</text:p>
        </text:list-item>
        <text:list-item>
          <text:p text:style-name="P37">Implemented public virtual properties</text:p>
        </text:list-item>
      </text:list>
      <text:p text:style-name="Normal"><text:span text:style-name="T38">Note:</text:span><text:s/>Semantically, there is no difference between a pure trait and a normal trait which only defines members strictly allowed in a pure trait.<text:s/>Using the keyword ‘<text:span text:style-name="T39">pure’</text:span>, however, informs the compiler that you did not intent to include any implementations in your trait, which will error if any implemented methods or values are accidentally included in the trait definition.</text:p>
      <text:soft-page-break/>
      <text:h text:style-name="Heading1" text:outline-level="1">Inheritance</text:h>
      <text:p text:style-name="Normal">Traits are allowed to inherit from one or more other traits of any type. This means that normal and pure traits can inherit from other normal or pure traits.<text:s/>Traits can also inherit from any .NET interface.</text:p>
      <text:p text:style-name="Normal">Classes implementing a given trait must provide concrete implementations of every abstract virtual member which the trait defines.<text:s/>When a<text:s/>class inherits from multiple traits which define the same<text:s/>virtual<text:s/>method or property,<text:s/>use<text:s/>the ‘<text:span text:style-name="T40">implements</text:span>’ keyword to resolve any implementation ambiguity.</text:p>
      <text:h text:style-name="Heading1" text:outline-level="1">Examples</text:h>
      <text:h text:style-name="Heading3" text:outline-level="3">Pure trait</text:h>
      <table:table table:style-name="Table41">
        <table:table-columns>
          <table:table-column table:style-name="TableColumn42"/>
        </table:table-columns>
        <table:table-row table:style-name="TableRow43">
          <table:table-cell table:style-name="TableCell44">
            <text:p text:style-name="P45"><text:span text:style-name="T46">pure trait<text:s/></text:span><text:span text:style-name="T47">Movable<text:s/></text:span>{</text:p>
            <text:p text:style-name="P48"><text:s text:c="2"/>def CurrentPosition:<text:s/><text:span text:style-name="T49">Position</text:span></text:p>
            <text:p text:style-name="P50"><text:s text:c="2"/><text:span text:style-name="T51">def<text:s/></text:span>CanMove :<text:s/><text:span text:style-name="T52">bool</text:span></text:p>
            <text:p text:style-name="P53"><text:s text:c="2"/><text:span text:style-name="T54">def<text:s/></text:span>MoveTo(position:<text:s/><text:span text:style-name="T55">Position</text:span>)<text:s/>:<text:s/><text:span text:style-name="T56">void</text:span></text:p>
            <text:p text:style-name="P57">}</text:p>
          </table:table-cell>
        </table:table-row>
      </table:table>
      <text:h text:style-name="Heading3" text:outline-level="3"/>
      <text:h text:style-name="Heading3" text:outline-level="3">Normal traits<text:s/>inheriting from another trait<text:s/>/ interface</text:h>
      <table:table table:style-name="Table58">
        <table:table-columns>
          <table:table-column table:style-name="TableColumn59"/>
        </table:table-columns>
        <table:table-row table:style-name="TableRow60">
          <table:table-cell table:style-name="TableCell61">
            <text:p text:style-name="P62"><text:span text:style-name="T63">trait<text:s/></text:span><text:span text:style-name="T64">Vehicle<text:s/></text:span><text:span text:style-name="T65">inherits<text:s/></text:span><text:span text:style-name="T66">Movable<text:s/></text:span>{</text:p>
            <text:p text:style-name="P67"><text:s text:c="2"/><text:span text:style-name="T68">val<text:s/></text:span>DefaultSpeed = 35</text:p>
            <text:p text:style-name="P69"/>
            <text:p text:style-name="P70"><text:s text:c="2"/><text:span text:style-name="T71">def<text:s/></text:span>Range :<text:s/><text:span text:style-name="T72">int<text:s/></text:span>{<text:s/><text:span text:style-name="T73">get</text:span>,<text:s/><text:span text:style-name="T74">set<text:s/></text:span>}</text:p>
            <text:p text:style-name="P75"/>
            <text:p text:style-name="P76"><text:s text:c="2"/><text:span text:style-name="T77">def<text:s/></text:span>DriveTo(position:<text:s/><text:span text:style-name="T78">Position</text:span>) :<text:s/><text:span text:style-name="T79">void<text:s/></text:span>{</text:p>
            <text:p text:style-name="P80"><text:s text:c="4"/><text:span text:style-name="T81">if<text:s/></text:span>(CanMove) {</text:p>
            <text:p text:style-name="P82"><text:s text:c="6"/>MoveTo(position)</text:p>
            <text:p text:style-name="P83"><text:s text:c="4"/>}</text:p>
            <text:p text:style-name="P84"><text:s text:c="2"/>}</text:p>
            <text:p text:style-name="P85"/>
            <text:p text:style-name="P86">}</text:p>
            <text:p text:style-name="P87"/>
            <text:p text:style-name="P88"><text:span text:style-name="T89">trait<text:s/></text:span><text:span text:style-name="T90">CargoCarrier<text:s/></text:span><text:span text:style-name="T91">implements<text:s/></text:span><text:span text:style-name="T92">ICollection</text:span>[<text:span text:style-name="T93">Cargo</text:span>] {</text:p>
            <text:p text:style-name="P94"><text:s text:c="2"/><text:span text:style-name="T95">def<text:s/></text:span>CargoCapacity :<text:s/><text:span text:style-name="T96">int</text:span></text:p>
            <text:p text:style-name="P97">}</text:p>
          </table:table-cell>
        </table:table-row>
      </table:table>
      <text:p text:style-name="Normal"/>
      <text:p text:style-name="P98"/>
      <text:soft-page-break/>
      <text:h text:style-name="Heading3" text:outline-level="3">Class<text:s/>implementing multiple traits</text:h>
      <table:table table:style-name="Table99">
        <table:table-columns>
          <table:table-column table:style-name="TableColumn100"/>
        </table:table-columns>
        <table:table-row table:style-name="TableRow101">
          <table:table-cell table:style-name="TableCell102">
            <text:p text:style-name="P103"><text:span text:style-name="T104">class<text:s/></text:span><text:span text:style-name="T105">FlatbedTruck</text:span>(carryCap:<text:s/><text:span text:style-name="T106">int</text:span>, speed:<text:s/><text:span text:style-name="T107">int<text:s/></text:span>=<text:s/><text:span text:style-name="T108">Vehicle</text:span>.DefaultSpeed)<text:s/><text:span text:style-name="T109">implements<text:s/></text:span><text:span text:style-name="T110">Vehicle</text:span>,<text:s/><text:span text:style-name="T111">CargoCarrier<text:s/></text:span>{</text:p>
            <text:p text:style-name="P112"><text:s text:c="2"/><text:span text:style-name="T113">var<text:s/></text:span>position =<text:s/><text:span text:style-name="T114">Position</text:span>.InitialPosition</text:p>
            <text:p text:style-name="P115"><text:s text:c="2"/><text:span text:style-name="T116">var<text:s/></text:span>range = 20</text:p>
            <text:p text:style-name="P117"><text:s text:c="2"/><text:span text:style-name="T118">val<text:s/></text:span>cargo = new<text:s/><text:span text:style-name="T119">List</text:span>()</text:p>
            <text:p text:style-name="P120"><text:s text:c="2"/><text:span text:style-name="T121">val<text:s/></text:span>carryingCapacity = 50</text:p>
            <text:p text:style-name="P122"/>
            <text:p text:style-name="P123"><text:s text:c="2"/><text:span text:style-name="T124">def<text:s/></text:span>CurrentPosition :<text:s/><text:span text:style-name="T125">Position<text:s/></text:span>{ position }</text:p>
            <text:p text:style-name="P126"><text:s text:c="2"/><text:span text:style-name="T127">def<text:s/></text:span>CanMove:<text:s/><text:span text:style-name="T128">bool<text:s/></text:span>{<text:s/><text:span text:style-name="T129">true<text:s/></text:span>}</text:p>
            <text:p text:style-name="P130"><text:s text:c="2"/><text:span text:style-name="T131">def<text:s/></text:span>MoveTo(target:<text:s/><text:span text:style-name="T132">Position</text:span>) :<text:s/><text:span text:style-name="T133">void<text:s/></text:span>{<text:s/>position = target }</text:p>
            <text:p text:style-name="P134"/>
            <text:p text:style-name="P135"><text:s text:c="2"/><text:span text:style-name="T136">def<text:s/></text:span>Range :<text:s/><text:span text:style-name="T137">int<text:s/></text:span>= range</text:p>
            <text:p text:style-name="P138"/>
            <text:p text:style-name="P139"><text:s text:c="2"/><text:span text:style-name="T140">def<text:s/></text:span>CargoCapacity :<text:s/><text:span text:style-name="T141">int<text:s/></text:span>= carryingCapacity</text:p>
            <text:p text:style-name="P142"/>
            <text:p text:style-name="P143"><text:s text:c="2"/><text:span text:style-name="T144">#region<text:s/></text:span><text:span text:style-name="T145">ICollection[Cargo] Implementation</text:span></text:p>
            <text:p text:style-name="P146"><text:s text:c="2"/>// Excluded for brevity</text:p>
            <text:p text:style-name="P147"><text:s text:c="2"/><text:span text:style-name="T148">#endregion<text:s/></text:span></text:p>
            <text:p text:style-name="P149">}</text:p>
            <text:p text:style-name="P150"/>
          </table:table-cell>
        </table:table-row>
      </table:table>
      <text:h text:style-name="P151" text:outline-level="3"/>
      <text:h text:style-name="Heading3" text:outline-level="3">Using the ‘implements’ keyword to resolve ambiguity in implementation</text:h>
      <table:table table:style-name="Table152">
        <table:table-columns>
          <table:table-column table:style-name="TableColumn153"/>
        </table:table-columns>
        <table:table-row table:style-name="TableRow154">
          <table:table-cell table:style-name="TableCell155">
            <text:p text:style-name="P156"><text:span text:style-name="T157">pure trait<text:s/></text:span><text:span text:style-name="T158">Drivable<text:s/></text:span><text:span text:style-name="T159">inherits<text:s/></text:span><text:span text:style-name="T160">Movable<text:s/></text:span>{</text:p>
            <text:p text:style-name="P161"><text:s text:c="2"/><text:span text:style-name="T162">def<text:s/></text:span>DriveTo(position:<text:s/><text:span text:style-name="T163">Position</text:span>) :<text:s/><text:span text:style-name="T164">void</text:span></text:p>
            <text:p text:style-name="P165">}</text:p>
            <text:p text:style-name="P166"/>
            <text:p text:style-name="P167"><text:span text:style-name="T168">class<text:s/></text:span><text:span text:style-name="T169">PassengerCar</text:span>(speed: int = Vehicle.DefaultSpeed)<text:s/><text:span text:style-name="T170">implements<text:s/></text:span><text:span text:style-name="T171">Vehicle</text:span>,<text:s/><text:span text:style-name="T172">Drivable<text:s/></text:span>{</text:p>
            <text:p text:style-name="P173"><text:s text:c="2"/><text:span text:style-name="T174">var<text:s/></text:span>position =<text:s/><text:span text:style-name="T175">Position</text:span>.InitialPosition</text:p>
            <text:p text:style-name="P176"><text:s text:c="2"/><text:span text:style-name="T177">var<text:s/></text:span>range = 30</text:p>
            <text:p text:style-name="P178"/>
            <text:p text:style-name="P179"><text:s text:c="2"/><text:span text:style-name="T180">def<text:s/></text:span>CurrentPosition :<text:s/><text:span text:style-name="T181">Position<text:s/></text:span>{ position }</text:p>
            <text:p text:style-name="P182"><text:s text:c="2"/><text:span text:style-name="T183">def<text:s/></text:span>CanMove:<text:s/><text:span text:style-name="T184">bool<text:s/></text:span>{<text:s/><text:span text:style-name="T185">true<text:s/></text:span>}</text:p>
            <text:p text:style-name="P186"><text:s text:c="2"/><text:span text:style-name="T187">def<text:s/></text:span>MoveTo(target:<text:s/><text:span text:style-name="T188">Position</text:span>) :<text:s/><text:span text:style-name="T189">void<text:s/></text:span>{ position = target }</text:p>
            <text:p text:style-name="P190"/>
            <text:p text:style-name="P191"><text:s text:c="2"/><text:span text:style-name="T192">def<text:s/></text:span>Drivable_DriveTo(pos:<text:s/><text:span text:style-name="T193">Position</text:span>) : void<text:s/><text:span text:style-name="T194">implements<text:s/></text:span><text:span text:style-name="T195">Drivable</text:span>.DriveTo {</text:p>
            <text:p text:style-name="P196"><text:span text:style-name="T197"><text:s text:c="4"/>Vehicle</text:span>.DriveTo(pos)</text:p>
            <text:p text:style-name="P198"><text:s text:c="2"/>}</text:p>
            <text:p text:style-name="P199">}</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vin W. DiVincenzo</meta:initial-creator>
    <dc:creator>Kevin W. DiVincenzo</dc:creator>
    <meta:creation-date>2015-09-20T16:36:00Z</meta:creation-date>
    <dc:date>2015-09-20T19:04:00Z</dc:date>
    <meta:template xlink:href="Normal.dotm" xlink:type="simple"/>
    <meta:editing-cycles>3</meta:editing-cycles>
    <meta:editing-duration>PT8880S</meta:editing-duration>
    <meta:document-statistic meta:page-count="3" meta:paragraph-count="7" meta:word-count="574" meta:character-count="3841" meta:row-count="27" meta:non-whitespace-character-count="3274"/>
  </office:meta>
</office:document-meta>
</file>